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  <style:text-properties style:font-name-asian="Times New Roman" fo:font-weight="bold" style:font-weight-asian="bold" style:font-weight-complex="bold" style:language-asian="da" style:country-asian="DK"/>
    </style:style>
    <style:style style:name="P2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3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4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5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6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7" style:parent-style-name="Listeafsnit" style:family="paragraph">
      <style:paragraph-properties fo:margin-bottom="0in" fo:line-height="100%"/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8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bottom="0in" fo:line-height="100%" fo:margin-left="1.8111in">
        <style:tab-stops/>
      </style:paragraph-properties>
      <style:text-properties style:font-name-asian="Times New Roman" style:font-name-complex="Calibri" fo:font-size="12pt" style:font-size-asian="12pt" style:font-size-complex="12pt" style:language-asian="da" style:country-asian="DK"/>
    </style:style>
    <style:style style:name="P10" style:parent-style-name="Normal" style:family="paragraph">
      <style:paragraph-properties fo:margin-bottom="0in" fo:line-height="100%" fo:margin-left="1in">
        <style:tab-stops/>
      </style:paragraph-properties>
      <style:text-properties style:font-name-asian="Times New Roman" style:font-name-complex="Calibri" fo:font-size="12pt" style:font-size-asian="12pt" style:font-size-complex="12pt" style:language-asian="da" style:country-asian="DK"/>
    </style:style>
  </office:automatic-styles>
  <office:body>
    <office:text text:use-soft-page-breaks="true">
      <text:h text:style-name="P1" text:outline-level="1">Agenda</text:h>
      <text:list text:style-name="LFO4" text:continue-numbering="true">
        <text:list-item>
          <text:p text:style-name="P2">Introduktion – har du brug for gruppebillede?<text:s/></text:p>
        </text:list-item>
        <text:list-item>
          <text:p text:style-name="P3">Samarbejdskontrakt (har vi).<text:s/></text:p>
        </text:list-item>
        <text:list-item>
          <text:p text:style-name="P4">Forventninger til projektet og os selv.<text:s/><text:tab/></text:p>
        </text:list-item>
        <text:list-item>
          <text:p text:style-name="P5">Hvor tit er du tilgængelig? Dips for fredage!<text:s/></text:p>
        </text:list-item>
        <text:list-item>
          <text:p text:style-name="P6">Casino’et. Er det en god ide ift. kravene til projektet? (ellers plan b)<text:s/></text:p>
        </text:list-item>
      </text:list>
      <text:p text:style-name="P7"/>
      <text:p text:style-name="P8">Problemformulering/projektbeskrivelse()<text:s/><text:line-break/>{</text:p>
      <text:p text:style-name="P9">if(ok) return 0;<text:s/><text:line-break/>else return andreMuligheder; <text:s/></text:p>
      <text:p text:style-name="P10">}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fo:font-size="10pt" style:font-size-asian="10pt"/>
    </style:style>
    <style:style style:name="WW_CharLFO2LVL5" style:family="text">
      <style:text-properties style:font-name="Calibri" style:font-name-asian="Times New Roman" style:font-name-complex="Calibri"/>
    </style:style>
    <style:style style:name="WW_CharLFO3LVL1" style:family="text">
      <style:text-properties style:font-name="Calibri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Times New Roma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8-29T11:36:00Z</meta:creation-date>
    <dc:date>2018-09-05T10:03:00Z</dc:date>
    <meta:template xlink:href="Normal" xlink:type="simple"/>
    <meta:editing-cycles>3</meta:editing-cycles>
    <meta:editing-duration>PT2220S</meta:editing-duration>
    <meta:document-statistic meta:page-count="1" meta:paragraph-count="1" meta:word-count="48" meta:character-count="344" meta:row-count="2" meta:non-whitespace-character-count="297"/>
  </office:meta>
</office:document-meta>
</file>